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4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008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d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Idade</text:p>
          </table:table-cell>
          <table:table-cell office:value-type="string" calcext:value-type="string">
            <text:p>TipoIdade</text:p>
          </table:table-cell>
          <table:table-cell office:value-type="string" calcext:value-type="string">
            <text:p>Dos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timeningocócica C conjug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timeningocócica C conjug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timeningocócica C conjuga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tipneumocócica 10 valente conjuga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tipneumocócica 10 valente conjuga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tipneumocócica 10 valente conjuga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tipneumocócica 10 valente conjuga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BCG-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TP(tríplice bacteriana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TP(tríplice bacteriana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ebre Amarel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ebre Amarel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patitie 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patitie 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s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patitie 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s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RC (tríplice viral, MMR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s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RC (tríplice viral, MMR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s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travalente (DTP + Hib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travalente (DTP + Hib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travalente (DTP + Hib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s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OP(vacina oral contra a poliomelite – Sabin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OP(vacina oral contra a poliomelite – Sabin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s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OP(vacina oral contra a poliomelite – Sabin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s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OP(vacina oral contra a poliomelite – Sabin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o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ORH (vacina oral contra rotavírus humano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o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ORH (vacina oral contra rotavírus humano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os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  <table:database-ranges>
        <table:database-range table:name="__Anonymous_Sheet_DB__0" table:target-range-address="Planilha1.B1:Planilha1.B104857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20:40:57.377000000</meta:creation-date>
    <dc:date>2018-09-30T21:02:27.157000000</dc:date>
    <meta:editing-duration>PT7M48S</meta:editing-duration>
    <meta:editing-cycles>1</meta:editing-cycles>
    <meta:document-statistic meta:table-count="1" meta:cell-count="135" meta:object-count="0"/>
    <meta:generator>LibreOffice/5.4.2.2$Windows_X86_64 LibreOffice_project/22b09f6418e8c2d508a9eaf86b2399209b0990f4</meta:generator>
  </office:meta>
</office:document-meta>
</file>